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6:discreteAmp.H156 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5" calcext:value-type="float">
            <text:p>3.32232999241335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7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5" calcext:value-type="float">
            <text:p>2835.04711307705</text:p>
          </table:table-cell>
          <table:table-cell table:formula="of:=[.C$17]/[.E33]" office:value-type="float" office:value="0.00141091129722305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6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69" calcext:value-type="float">
            <text:p>61496.5842324369</text:p>
          </table:table-cell>
          <table:table-cell table:formula="of:=[.C$17]/[.E37]" office:value-type="float" office:value="0.000065044263025753" calcext:value-type="float">
            <text:p>6.5044263025753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" calcext:value-type="float">
            <text:p>1541.69635782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76" calcext:value-type="float">
            <text:p>88.525002019327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2" calcext:value-type="float">
            <text:p>55.5358617345242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6:discreteAmp2.A66 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79:discreteAmp2.A79 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79:discreteAmp2.A79 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7]/0.026) - 1)*1000" office:value-type="float" office:value="0.00504430795501927" calcext:value-type="float">
            <text:p>0.005044307955019</text:p>
          </table:table-cell>
          <table:table-cell table:formula="of:=[.F67]*[.D$62]" office:value-type="float" office:value="0.504430795501927" calcext:value-type="float">
            <text:p>0.504430795501927</text:p>
          </table:table-cell>
          <table:table-cell table:formula="of:=([.G67]+[.F67]+[.C67])*[.D$58]/1000" office:value-type="float" office:value="4.69872194703198" calcext:value-type="float">
            <text:p>4.69872194703198</text:p>
          </table:table-cell>
          <table:table-cell table:formula="of:=5.1-[.H67]" office:value-type="float" office:value="0.401278052968022" calcext:value-type="float">
            <text:p>0.401278052968022</text:p>
          </table:table-cell>
          <table:table-cell table:formula="of:=[.D67]-[.I67]" office:value-type="float" office:value="-0.00000000108740666471263" calcext:value-type="float">
            <text:p>-1.08740666471263E-09</text:p>
          </table:table-cell>
          <table:table-cell table:formula="of:=[.D67]-[.D$76]" office:value-type="float" office:value="0.000229386450257663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8]/0.026) - 1)*1000" office:value-type="float" office:value="0.00503938474221547" calcext:value-type="float">
            <text:p>0.005039384742215</text:p>
          </table:table-cell>
          <table:table-cell table:formula="of:=[.F68]*[.D$62]" office:value-type="float" office:value="0.503938474221547" calcext:value-type="float">
            <text:p>0.503938474221547</text:p>
          </table:table-cell>
          <table:table-cell table:formula="of:=([.G68]+[.F68]+[.C68])*[.D$58]/1000" office:value-type="float" office:value="4.69874733525243" calcext:value-type="float">
            <text:p>4.69874733525243</text:p>
          </table:table-cell>
          <table:table-cell table:formula="of:=5.1-[.H68]" office:value-type="float" office:value="0.401252664747567" calcext:value-type="float">
            <text:p>0.401252664747567</text:p>
          </table:table-cell>
          <table:table-cell table:formula="of:=[.D68]-[.I68]" office:value-type="float" office:value="-0.00000000108960490630139" calcext:value-type="float">
            <text:p>-1.08960490630139E-09</text:p>
          </table:table-cell>
          <table:table-cell table:formula="of:=[.D68]-[.D$76]" office:value-type="float" office:value="0.000203998227604585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9]/0.026) - 1)*1000" office:value-type="float" office:value="0.005034461555931" calcext:value-type="float">
            <text:p>0.005034461555931</text:p>
          </table:table-cell>
          <table:table-cell table:formula="of:=[.F69]*[.D$62]" office:value-type="float" office:value="0.5034461555931" calcext:value-type="float">
            <text:p>0.5034461555931</text:p>
          </table:table-cell>
          <table:table-cell table:formula="of:=([.G69]+[.F69]+[.C69])*[.D$58]/1000" office:value-type="float" office:value="4.69877274815116" calcext:value-type="float">
            <text:p>4.69877274815116</text:p>
          </table:table-cell>
          <table:table-cell table:formula="of:=5.1-[.H69]" office:value-type="float" office:value="0.401227251848841" calcext:value-type="float">
            <text:p>0.401227251848841</text:p>
          </table:table-cell>
          <table:table-cell table:formula="of:=[.D69]-[.I69]" office:value-type="float" office:value="-0.00000000109164915995663" calcext:value-type="float">
            <text:p>-1.09164915995663E-09</text:p>
          </table:table-cell>
          <table:table-cell table:formula="of:=[.D69]-[.D$76]" office:value-type="float" office:value="0.000178585326834513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0]/0.026) - 1)*1000" office:value-type="float" office:value="0.00502953814254362" calcext:value-type="float">
            <text:p>0.005029538142544</text:p>
          </table:table-cell>
          <table:table-cell table:formula="of:=[.F70]*[.D$62]" office:value-type="float" office:value="0.502953814254362" calcext:value-type="float">
            <text:p>0.502953814254362</text:p>
          </table:table-cell>
          <table:table-cell table:formula="of:=([.G70]+[.F70]+[.C70])*[.D$58]/1000" office:value-type="float" office:value="4.69879794971322" calcext:value-type="float">
            <text:p>4.69879794971322</text:p>
          </table:table-cell>
          <table:table-cell table:formula="of:=5.1-[.H70]" office:value-type="float" office:value="0.401202050286782" calcext:value-type="float">
            <text:p>0.401202050286782</text:p>
          </table:table-cell>
          <table:table-cell table:formula="of:=[.D70]-[.I70]" office:value-type="float" office:value="-0.000000238467722624147" calcext:value-type="float">
            <text:p>-2.38467722624147E-07</text:p>
          </table:table-cell>
          <table:table-cell table:formula="of:=[.D70]-[.D$76]" office:value-type="float" office:value="0.000153146388702508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1]/0.026) - 1)*1000" office:value-type="float" office:value="0.00502461511682323" calcext:value-type="float">
            <text:p>0.005024615116823</text:p>
          </table:table-cell>
          <table:table-cell table:formula="of:=[.F71]*[.D$62]" office:value-type="float" office:value="0.502461511682323" calcext:value-type="float">
            <text:p>0.502461511682323</text:p>
          </table:table-cell>
          <table:table-cell table:formula="of:=([.G71]+[.F71]+[.C71])*[.D$58]/1000" office:value-type="float" office:value="4.69882351202912" calcext:value-type="float">
            <text:p>4.69882351202912</text:p>
          </table:table-cell>
          <table:table-cell table:formula="of:=5.1-[.H71]" office:value-type="float" office:value="0.401176487970877" calcext:value-type="float">
            <text:p>0.401176487970877</text:p>
          </table:table-cell>
          <table:table-cell table:formula="of:=[.D71]-[.I71]" office:value-type="float" office:value="-0.000000137998319549304" calcext:value-type="float">
            <text:p>-1.37998319549304E-07</text:p>
          </table:table-cell>
          <table:table-cell table:formula="of:=[.D71]-[.D$76]" office:value-type="float" office:value="0.00012768454220069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2]/0.026) - 1)*1000" office:value-type="float" office:value="0.00501969208237633" calcext:value-type="float">
            <text:p>0.005019692082376</text:p>
          </table:table-cell>
          <table:table-cell table:formula="of:=[.F72]*[.D$62]" office:value-type="float" office:value="0.501969208237633" calcext:value-type="float">
            <text:p>0.501969208237633</text:p>
          </table:table-cell>
          <table:table-cell table:formula="of:=([.G72]+[.F72]+[.C72])*[.D$58]/1000" office:value-type="float" office:value="4.69884906622434" calcext:value-type="float">
            <text:p>4.69884906622434</text:p>
          </table:table-cell>
          <table:table-cell table:formula="of:=5.1-[.H72]" office:value-type="float" office:value="0.401150933775661" calcext:value-type="float">
            <text:p>0.401150933775661</text:p>
          </table:table-cell>
          <table:table-cell table:formula="of:=[.D72]-[.I72]" office:value-type="float" office:value="-0.0000000706540808637079" calcext:value-type="float">
            <text:p>-7.06540808637079E-08</text:p>
          </table:table-cell>
          <table:table-cell table:formula="of:=[.D72]-[.D$76]" office:value-type="float" office:value="0.000102197691222605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3]/0.026) - 1)*1000" office:value-type="float" office:value="0.00501476904634003" calcext:value-type="float">
            <text:p>0.00501476904634</text:p>
          </table:table-cell>
          <table:table-cell table:formula="of:=[.F73]*[.D$62]" office:value-type="float" office:value="0.501476904634003" calcext:value-type="float">
            <text:p>0.501476904634003</text:p>
          </table:table-cell>
          <table:table-cell table:formula="of:=([.G73]+[.F73]+[.C73])*[.D$58]/1000" office:value-type="float" office:value="4.69887461894049" calcext:value-type="float">
            <text:p>4.69887461894049</text:p>
          </table:table-cell>
          <table:table-cell table:formula="of:=5.1-[.H73]" office:value-type="float" office:value="0.401125381059507" calcext:value-type="float">
            <text:p>0.401125381059507</text:p>
          </table:table-cell>
          <table:table-cell table:formula="of:=[.D73]-[.I73]" office:value-type="float" office:value="-0.0000000298054924074975" calcext:value-type="float">
            <text:p>-2.98054924074975E-08</text:p>
          </table:table-cell>
          <table:table-cell table:formula="of:=[.D73]-[.D$76]" office:value-type="float" office:value="0.0000766858236573853" calcext:value-type="float">
            <text:p>7.66858236573853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4]/0.026) - 1)*1000" office:value-type="float" office:value="0.00500984601584415" calcext:value-type="float">
            <text:p>0.005009846015844</text:p>
          </table:table-cell>
          <table:table-cell table:formula="of:=[.F74]*[.D$62]" office:value-type="float" office:value="0.500984601584415" calcext:value-type="float">
            <text:p>0.500984601584415</text:p>
          </table:table-cell>
          <table:table-cell table:formula="of:=([.G74]+[.F74]+[.C74])*[.D$58]/1000" office:value-type="float" office:value="4.69890017681244" calcext:value-type="float">
            <text:p>4.69890017681244</text:p>
          </table:table-cell>
          <table:table-cell table:formula="of:=5.1-[.H74]" office:value-type="float" office:value="0.401099823187561" calcext:value-type="float">
            <text:p>0.401099823187561</text:p>
          </table:table-cell>
          <table:table-cell table:formula="of:=[.D74]-[.I74]" office:value-type="float" office:value="-0.00000000882984663164166" calcext:value-type="float">
            <text:p>-8.82984663164166E-09</text:p>
          </table:table-cell>
          <table:table-cell table:formula="of:=[.D74]-[.D$76]" office:value-type="float" office:value="0.0000511489273572474" calcext:value-type="float">
            <text:p>5.11489273572474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5]/0.026) - 1)*1000" office:value-type="float" office:value="0.00500492296110403" calcext:value-type="float">
            <text:p>0.005004922961104</text:p>
          </table:table-cell>
          <table:table-cell table:formula="of:=[.F75]*[.D$62]" office:value-type="float" office:value="0.500492296110403" calcext:value-type="float">
            <text:p>0.500492296110403</text:p>
          </table:table-cell>
          <table:table-cell table:formula="of:=([.G75]+[.F75]+[.C75])*[.D$58]/1000" office:value-type="float" office:value="4.69892571212326" calcext:value-type="float">
            <text:p>4.69892571212326</text:p>
          </table:table-cell>
          <table:table-cell table:formula="of:=5.1-[.H75]" office:value-type="float" office:value="0.401074287876742" calcext:value-type="float">
            <text:p>0.401074287876742</text:p>
          </table:table-cell>
          <table:table-cell table:formula="of:=[.D75]-[.I75]" office:value-type="float" office:value="-0.0000000356479768481854" calcext:value-type="float">
            <text:p>-3.56479768481854E-08</text:p>
          </table:table-cell>
          <table:table-cell table:formula="of:=[.D75]-[.D$76]" office:value-type="float" office:value="0.0000255867984083058" calcext:value-type="float">
            <text:p>2.55867984083058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6]/0.026) - 1)*1000" office:value-type="float" office:value="0.00499999999999999" calcext:value-type="float">
            <text:p>0.005</text:p>
          </table:table-cell>
          <table:table-cell table:formula="of:=[.F76]*[.D$62]" office:value-type="float" office:value="0.499999999999999" calcext:value-type="float">
            <text:p>0.499999999999999</text:p>
          </table:table-cell>
          <table:table-cell table:formula="of:=([.G76]+[.F76]+[.C76])*[.D$58]/1000" office:value-type="float" office:value="4.69895133456963" calcext:value-type="float">
            <text:p>4.69895133456963</text:p>
          </table:table-cell>
          <table:table-cell table:formula="of:=5.1-[.H76]" office:value-type="float" office:value="0.401048665430368" calcext:value-type="float">
            <text:p>0.401048665430368</text:p>
          </table:table-cell>
          <table:table-cell table:formula="of:=[.D76]-[.I76]" office:value-type="float" office:value="-0.000000000000010769163338864" calcext:value-type="float">
            <text:p>-1.0769163338864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3" calcext:value-type="float">
            <text:p>-0.060096552068154</text:p>
          </table:table-cell>
          <table:table-cell table:formula="of:=[.C80]+([.B67]+[.C67])/1000*[.D$60]" office:value-type="float" office:value="-0.0568965520681543" calcext:value-type="float">
            <text:p>-0.056896552068154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171" calcext:value-type="float">
            <text:p>-25.42547015371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7" calcext:value-type="float">
            <text:p>-0.042049363150904</text:p>
          </table:table-cell>
          <table:table-cell table:formula="of:=[.C81]+([.B68]+[.C68])/1000*[.D$60]" office:value-type="float" office:value="-0.0356493631509037" calcext:value-type="float">
            <text:p>-0.035649363150904</text:p>
          </table:table-cell>
          <table:table-cell table:formula="of:=[.D81]/[.D$59]*1000" office:value-type="float" office:value="-8.91234078772592" calcext:value-type="float">
            <text:p>-8.91234078772592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4477" calcext:value-type="float">
            <text:p>-19.078414490447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07" calcext:value-type="float">
            <text:p>-0.031481866105981</text:p>
          </table:table-cell>
          <table:table-cell table:formula="of:=[.C82]+([.B69]+[.C69])/1000*[.D$60]" office:value-type="float" office:value="-0.0218818661059808" calcext:value-type="float">
            <text:p>-0.021881866105981</text:p>
          </table:table-cell>
          <table:table-cell table:formula="of:=[.D82]/[.D$59]*1000" office:value-type="float" office:value="-5.47046652649519" calcext:value-type="float">
            <text:p>-5.47046652649519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299" calcext:value-type="float">
            <text:p>-12.72518929792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2" calcext:value-type="float">
            <text:p>-0.023976697617433</text:p>
          </table:table-cell>
          <table:table-cell table:formula="of:=[.C83]+([.B70]+[.C70])/1000*[.D$60]" office:value-type="float" office:value="-0.0111766976174332" calcext:value-type="float">
            <text:p>-0.011176697617433</text:p>
          </table:table-cell>
          <table:table-cell table:formula="of:=[.D83]/[.D$59]*1000" office:value-type="float" office:value="-2.7941744043583" calcext:value-type="float">
            <text:p>-2.7941744043583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2811" calcext:value-type="float">
            <text:p>-6.3654547649281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8" calcext:value-type="float">
            <text:p>-0.018149506036761</text:p>
          </table:table-cell>
          <table:table-cell table:formula="of:=[.C84]+([.B71]+[.C71])/1000*[.D$60]" office:value-type="float" office:value="-0.0021495060367608" calcext:value-type="float">
            <text:p>-0.002149506036761</text:p>
          </table:table-cell>
          <table:table-cell table:formula="of:=[.D84]/[.D$59]*1000" office:value-type="float" office:value="-0.5373765091902" calcext:value-type="float">
            <text:p>-0.5373765091902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5260361565" calcext:value-type="float">
            <text:p>6.8605260361565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6" calcext:value-type="float">
            <text:p>-0.013383660442473</text:p>
          </table:table-cell>
          <table:table-cell table:formula="of:=[.C85]+([.B72]+[.C72])/1000*[.D$60]" office:value-type="float" office:value="0.00581633955752742" calcext:value-type="float">
            <text:p>0.005816339557527</text:p>
          </table:table-cell>
          <table:table-cell table:formula="of:=[.D85]/[.D$59]*1000" office:value-type="float" office:value="1.45408488938186" calcext:value-type="float">
            <text:p>1.45408488938186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4723" calcext:value-type="float">
            <text:p>6.37171960504723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53" calcext:value-type="float">
            <text:p>-0.009350232137494</text:p>
          </table:table-cell>
          <table:table-cell table:formula="of:=[.C86]+([.B73]+[.C73])/1000*[.D$60]" office:value-type="float" office:value="0.0130497678625065" calcext:value-type="float">
            <text:p>0.013049767862507</text:p>
          </table:table-cell>
          <table:table-cell table:formula="of:=[.D86]/[.D$59]*1000" office:value-type="float" office:value="3.26244196562662" calcext:value-type="float">
            <text:p>3.26244196562662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3521" calcext:value-type="float">
            <text:p>12.74968649635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695" calcext:value-type="float">
            <text:p>-0.005852879961527</text:p>
          </table:table-cell>
          <table:table-cell table:formula="of:=[.C87]+([.B74]+[.C74])/1000*[.D$60]" office:value-type="float" office:value="0.0197471200384731" calcext:value-type="float">
            <text:p>0.019747120038473</text:p>
          </table:table-cell>
          <table:table-cell table:formula="of:=[.D87]/[.D$59]*1000" office:value-type="float" office:value="4.93678000961826" calcext:value-type="float">
            <text:p>4.93678000961826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3864" calcext:value-type="float">
            <text:p>19.133910571386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1" calcext:value-type="float">
            <text:p>-0.002764959627734</text:p>
          </table:table-cell>
          <table:table-cell table:formula="of:=[.C88]+([.B75]+[.C75])/1000*[.D$60]" office:value-type="float" office:value="0.0260350403722659" calcext:value-type="float">
            <text:p>0.026035040372266</text:p>
          </table:table-cell>
          <table:table-cell table:formula="of:=[.D88]/[.D$59]*1000" office:value-type="float" office:value="6.50876009306648" calcext:value-type="float">
            <text:p>6.50876009306648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6216" calcext:value-type="float">
            <text:p>25.52444280862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8228" calcext:value-type="float">
            <text:p>-31.369380033822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2" calcext:value-type="float">
            <text:p>-8.91234078772592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948" calcext:value-type="float">
            <text:p>-16.494635002494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19" calcext:value-type="float">
            <text:p>-5.47046652649519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85905" calcext:value-type="float">
            <text:p>-9.105776050859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" calcext:value-type="float">
            <text:p>-2.7941744043583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44551" calcext:value-type="float">
            <text:p>-4.7857810334455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" calcext:value-type="float">
            <text:p>-0.5373765091902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2898" calcext:value-type="float">
            <text:p>-2.1495129247289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6" calcext:value-type="float">
            <text:p>1.45408488938186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939949" calcext:value-type="float">
            <text:p>-0.580866925939949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62" calcext:value-type="float">
            <text:p>3.26244196562662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169094" calcext:value-type="float">
            <text:p>0.24908262016909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26" calcext:value-type="float">
            <text:p>4.93678000961826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801603" calcext:value-type="float">
            <text:p>0.53667382480160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48" calcext:value-type="float">
            <text:p>6.50876009306648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409423" calcext:value-type="float">
            <text:p>0.4084997924094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7]/0.026) - 1)*1000" office:value-type="float" office:value="0.00150464485934304" calcext:value-type="float">
            <text:p>0.001504644859343</text:p>
          </table:table-cell>
          <table:table-cell table:formula="of:=[.F67]*[.D$62]" office:value-type="float" office:value="0.150464485934304" calcext:value-type="float">
            <text:p>0.150464485934304</text:p>
          </table:table-cell>
          <table:table-cell table:formula="of:=([.G67]+[.F67]+[.C67])*[.D$58]/1000" office:value-type="float" office:value="4.73017422904902" calcext:value-type="float">
            <text:p>4.73017422904902</text:p>
          </table:table-cell>
          <table:table-cell table:formula="of:=5.1-[.H67]" office:value-type="float" office:value="0.369825770950984" calcext:value-type="float">
            <text:p>0.369825770950984</text:p>
          </table:table-cell>
          <table:table-cell table:formula="of:=[.D67]-[.I67]" office:value-type="float" office:value="0.000000000144806833191069" calcext:value-type="float">
            <text:p>1.44806833191069E-10</text:p>
          </table:table-cell>
          <table:table-cell table:formula="of:=[.D67]-[.D$76]" office:value-type="float" office:value="0.00077710565345812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8]/0.026) - 1)*1000" office:value-type="float" office:value="0.00149972155937032" calcext:value-type="float">
            <text:p>0.00149972155937</text:p>
          </table:table-cell>
          <table:table-cell table:formula="of:=[.F68]*[.D$62]" office:value-type="float" office:value="0.149972155937032" calcext:value-type="float">
            <text:p>0.149972155937032</text:p>
          </table:table-cell>
          <table:table-cell table:formula="of:=([.G68]+[.F68]+[.C68])*[.D$58]/1000" office:value-type="float" office:value="4.73025944224936" calcext:value-type="float">
            <text:p>4.73025944224936</text:p>
          </table:table-cell>
          <table:table-cell table:formula="of:=5.1-[.H68]" office:value-type="float" office:value="0.369740557750643" calcext:value-type="float">
            <text:p>0.369740557750643</text:p>
          </table:table-cell>
          <table:table-cell table:formula="of:=[.D68]-[.I68]" office:value-type="float" office:value="0.000000000151536339032532" calcext:value-type="float">
            <text:p>1.51536339032532E-10</text:p>
          </table:table-cell>
          <table:table-cell table:formula="of:=[.D68]-[.D$76]" office:value-type="float" office:value="0.000691892459846355" calcext:value-type="float">
            <text:p>0.000691892459846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44" table:formula="of:= [.B$19]*(EXP([.D69]/0.026) - 1)*1000" office:value-type="float" office:value="0.00149479834832718" calcext:value-type="float">
            <text:p>0.001494798348327</text:p>
          </table:table-cell>
          <table:table-cell table:formula="of:=[.F69]*[.D$62]" office:value-type="float" office:value="0.149479834832718" calcext:value-type="float">
            <text:p>0.149479834832718</text:p>
          </table:table-cell>
          <table:table-cell table:formula="of:=([.G69]+[.F69]+[.C69])*[.D$58]/1000" office:value-type="float" office:value="4.73034493410212" calcext:value-type="float">
            <text:p>4.73034493410212</text:p>
          </table:table-cell>
          <table:table-cell table:formula="of:=5.1-[.H69]" office:value-type="float" office:value="0.369655065897877" calcext:value-type="float">
            <text:p>0.369655065897877</text:p>
          </table:table-cell>
          <table:table-cell table:formula="of:=[.D69]-[.I69]" office:value-type="float" office:value="0.000000000158593749244318" calcext:value-type="float">
            <text:p>1.58593749244318E-10</text:p>
          </table:table-cell>
          <table:table-cell table:formula="of:=[.D69]-[.D$76]" office:value-type="float" office:value="0.000606400614137803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1" calcext:value-type="float">
            <text:p>4.73043074763331</text:p>
          </table:table-cell>
          <table:table-cell table:formula="of:=5.1-[.H70]" office:value-type="float" office:value="0.369569252366687" calcext:value-type="float">
            <text:p>0.369569252366687</text:p>
          </table:table-cell>
          <table:table-cell table:formula="of:=[.D70]-[.I70]" office:value-type="float" office:value="0.0000000415981539769739" calcext:value-type="float">
            <text:p>4.15981539769739E-08</text:p>
          </table:table-cell>
          <table:table-cell table:formula="of:=[.D70]-[.D$76]" office:value-type="float" office:value="0.000520628522507727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1]/0.026) - 1)*1000" office:value-type="float" office:value="0.00148495230092521" calcext:value-type="float">
            <text:p>0.001484952300925</text:p>
          </table:table-cell>
          <table:table-cell table:formula="of:=[.F71]*[.D$62]" office:value-type="float" office:value="0.148495230092521" calcext:value-type="float">
            <text:p>0.148495230092521</text:p>
          </table:table-cell>
          <table:table-cell table:formula="of:=([.G71]+[.F71]+[.C71])*[.D$58]/1000" office:value-type="float" office:value="4.73051709184549" calcext:value-type="float">
            <text:p>4.73051709184549</text:p>
          </table:table-cell>
          <table:table-cell table:formula="of:=5.1-[.H71]" office:value-type="float" office:value="0.369482908154506" calcext:value-type="float">
            <text:p>0.369482908154506</text:p>
          </table:table-cell>
          <table:table-cell table:formula="of:=[.D71]-[.I71]" office:value-type="float" office:value="0.000000332791431578716" calcext:value-type="float">
            <text:p>3.32791431578716E-07</text:p>
          </table:table-cell>
          <table:table-cell table:formula="of:=[.D71]-[.D$76]" office:value-type="float" office:value="0.000434575503604318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2]/0.026) - 1)*1000" office:value-type="float" office:value="0.0014800292545738" calcext:value-type="float">
            <text:p>0.001480029254574</text:p>
          </table:table-cell>
          <table:table-cell table:formula="of:=[.F72]*[.D$62]" office:value-type="float" office:value="0.14800292545738" calcext:value-type="float">
            <text:p>0.14800292545738</text:p>
          </table:table-cell>
          <table:table-cell table:formula="of:=([.G72]+[.F72]+[.C72])*[.D$58]/1000" office:value-type="float" office:value="4.73060309974421" calcext:value-type="float">
            <text:p>4.73060309974421</text:p>
          </table:table-cell>
          <table:table-cell table:formula="of:=5.1-[.H72]" office:value-type="float" office:value="0.36939690025579" calcext:value-type="float">
            <text:p>0.36939690025579</text:p>
          </table:table-cell>
          <table:table-cell table:formula="of:=[.D72]-[.I72]" office:value-type="float" office:value="0.0000000000272948330604095" calcext:value-type="float">
            <text:p>2.72948330604095E-11</text:p>
          </table:table-cell>
          <table:table-cell table:formula="of:=[.D72]-[.D$76]" office:value-type="float" office:value="0.000348234840751638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35" calcext:value-type="float">
            <text:p>0.369310275300835</text:p>
          </table:table-cell>
          <table:table-cell table:formula="of:=[.D73]-[.I73]" office:value-type="float" office:value="0.000000000115230047725845" calcext:value-type="float">
            <text:p>1.15230047725845E-10</text:p>
          </table:table-cell>
          <table:table-cell table:formula="of:=[.D73]-[.D$76]" office:value-type="float" office:value="0.000261609973731924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4]/0.026) - 1)*1000" office:value-type="float" office:value="0.00147018364767185" calcext:value-type="float">
            <text:p>0.001470183647672</text:p>
          </table:table-cell>
          <table:table-cell table:formula="of:=[.F74]*[.D$62]" office:value-type="float" office:value="0.147018364767185" calcext:value-type="float">
            <text:p>0.147018364767185</text:p>
          </table:table-cell>
          <table:table-cell table:formula="of:=([.G74]+[.F74]+[.C74])*[.D$58]/1000" office:value-type="float" office:value="4.7307766377527" calcext:value-type="float">
            <text:p>4.7307766377527</text:p>
          </table:table-cell>
          <table:table-cell table:formula="of:=5.1-[.H74]" office:value-type="float" office:value="0.369223362247301" calcext:value-type="float">
            <text:p>0.369223362247301</text:p>
          </table:table-cell>
          <table:table-cell table:formula="of:=[.D74]-[.I74]" office:value-type="float" office:value="0.00000000035241837226252" calcext:value-type="float">
            <text:p>3.5241837226252E-10</text:p>
          </table:table-cell>
          <table:table-cell table:formula="of:=[.D74]-[.D$76]" office:value-type="float" office:value="0.00017469715738655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5]/0.026) - 1)*1000" office:value-type="float" office:value="0.00146526098279289" calcext:value-type="float">
            <text:p>0.001465260982793</text:p>
          </table:table-cell>
          <table:table-cell table:formula="of:=[.F75]*[.D$62]" office:value-type="float" office:value="0.146526098279289" calcext:value-type="float">
            <text:p>0.146526098279289</text:p>
          </table:table-cell>
          <table:table-cell table:formula="of:=([.G75]+[.F75]+[.C75])*[.D$58]/1000" office:value-type="float" office:value="4.73086384095926" calcext:value-type="float">
            <text:p>4.73086384095926</text:p>
          </table:table-cell>
          <table:table-cell table:formula="of:=5.1-[.H75]" office:value-type="float" office:value="0.369136159040743" calcext:value-type="float">
            <text:p>0.369136159040743</text:p>
          </table:table-cell>
          <table:table-cell table:formula="of:=[.D75]-[.I75]" office:value-type="float" office:value="0.000000000878809303106465" calcext:value-type="float">
            <text:p>8.78809303106465E-10</text:p>
          </table:table-cell>
          <table:table-cell table:formula="of:=[.D75]-[.D$76]" office:value-type="float" office:value="0.0000874944772195074" calcext:value-type="float">
            <text:p>8.74944772195074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2" calcext:value-type="float">
            <text:p>4.7309513364612</text:p>
          </table:table-cell>
          <table:table-cell table:formula="of:=5.1-[.H76]" office:value-type="float" office:value="0.3690486635388" calcext:value-type="float">
            <text:p>0.3690486635388</text:p>
          </table:table-cell>
          <table:table-cell table:formula="of:=[.D76]-[.I76]" office:value-type="float" office:value="0.00000000190353299789336" calcext:value-type="float">
            <text:p>1.90353299789336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7" calcext:value-type="float">
            <text:p>-0.028644271283331</text:p>
          </table:table-cell>
          <table:table-cell table:formula="of:=[.C80]+([.B67]+[.C67])/1000*[.D$60]" office:value-type="float" office:value="-0.0286442712832086" calcext:value-type="float">
            <text:p>-0.028644271283209</text:p>
          </table:table-cell>
          <table:table-cell table:formula="of:=[.D80]/[.D$59]*1000" office:value-type="float" office:value="-7.16106782080216" calcext:value-type="float">
            <text:p>-7.16106782080216</text:p>
          </table:table-cell>
          <table:table-cell table:formula="of:=[.B80]-[.E67]" office:value-type="float" office:value="-0.0284735662440104" calcext:value-type="float">
            <text:p>-0.028473566244011</text:p>
          </table:table-cell>
          <table:table-cell table:formula="of:=[.F80]+([.B67]+[.C67])/1000*[.D$60]" office:value-type="float" office:value="-0.0284735662438883" calcext:value-type="float">
            <text:p>-0.028473566243888</text:p>
          </table:table-cell>
          <table:table-cell table:formula="of:=[.G80]/[.D$59]*1000" office:value-type="float" office:value="-7.11839156097208" calcext:value-type="float">
            <text:p>-7.11839156097208</text:p>
          </table:table-cell>
          <table:table-cell table:formula="of:=([.E80]-[.H80])*1000" office:value-type="float" office:value="-42.6762598300794" calcext:value-type="float">
            <text:p>-42.676259830079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4" calcext:value-type="float">
            <text:p>-0.010537257395121</text:p>
          </table:table-cell>
          <table:table-cell table:formula="of:=[.C81]+([.B68]+[.C68])/1000*[.D$60]" office:value-type="float" office:value="-0.0105372573948772" calcext:value-type="float">
            <text:p>-0.010537257394877</text:p>
          </table:table-cell>
          <table:table-cell table:formula="of:=[.D81]/[.D$59]*1000" office:value-type="float" office:value="-2.63431434871929" calcext:value-type="float">
            <text:p>-2.63431434871929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6" calcext:value-type="float">
            <text:p>-0.010451765549169</text:p>
          </table:table-cell>
          <table:table-cell table:formula="of:=[.G81]/[.D$59]*1000" office:value-type="float" office:value="-2.61294138729215" calcext:value-type="float">
            <text:p>-2.61294138729215</text:p>
          </table:table-cell>
          <table:table-cell table:formula="of:=([.E81]-[.H81])*1000" office:value-type="float" office:value="-21.3729614271383" calcext:value-type="float">
            <text:p>-21.372961427138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400131" calcext:value-type="float">
            <text:p>9.03185947400131E-05</text:p>
          </table:table-cell>
          <table:table-cell table:formula="of:=[.C82]+([.B69]+[.C69])/1000*[.D$60]" office:value-type="float" office:value="0.0000903185951063617" calcext:value-type="float">
            <text:p>9.03185951063617E-05</text:p>
          </table:table-cell>
          <table:table-cell table:formula="of:=[.D82]/[.D$59]*1000" office:value-type="float" office:value="0.0225796487765904" calcext:value-type="float">
            <text:p>0.022579648776591</text:p>
          </table:table-cell>
          <table:table-cell table:formula="of:=[.B82]-[.E69]" office:value-type="float" office:value="0.0000903185947400131" calcext:value-type="float">
            <text:p>9.03185947400131E-05</text:p>
          </table:table-cell>
          <table:table-cell table:formula="of:=[.F82]+([.B69]+[.C69])/1000*[.D$60]" office:value-type="float" office:value="0.0000903185951063617" calcext:value-type="float">
            <text:p>9.03185951063617E-05</text:p>
          </table:table-cell>
          <table:table-cell table:formula="of:=[.G82]/[.D$59]*1000" office:value-type="float" office:value="0.0225796487765904" calcext:value-type="float">
            <text:p>0.022579648776591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63" calcext:value-type="float">
            <text:p>0.007655820236786</text:p>
          </table:table-cell>
          <table:table-cell table:formula="of:=[.C83]+([.B70]+[.C70])/1000*[.D$60]" office:value-type="float" office:value="0.00765582023727409" calcext:value-type="float">
            <text:p>0.007655820237274</text:p>
          </table:table-cell>
          <table:table-cell table:formula="of:=[.D83]/[.D$59]*1000" office:value-type="float" office:value="1.91395505931852" calcext:value-type="float">
            <text:p>1.91395505931852</text:p>
          </table:table-cell>
          <table:table-cell table:formula="of:=[.B83]-[.E70]" office:value-type="float" office:value="0.00757004814515555" calcext:value-type="float">
            <text:p>0.007570048145156</text:p>
          </table:table-cell>
          <table:table-cell table:formula="of:=[.F83]+([.B70]+[.C70])/1000*[.D$60]" office:value-type="float" office:value="0.00757004814564402" calcext:value-type="float">
            <text:p>0.007570048145644</text:p>
          </table:table-cell>
          <table:table-cell table:formula="of:=[.G83]/[.D$59]*1000" office:value-type="float" office:value="1.892512036411" calcext:value-type="float">
            <text:p>1.892512036411</text:p>
          </table:table-cell>
          <table:table-cell table:formula="of:=([.E83]-[.H83])*1000" office:value-type="float" office:value="21.4430229075191" calcext:value-type="float">
            <text:p>21.443022907519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596" calcext:value-type="float">
            <text:p>0.01354360298986</text:p>
          </table:table-cell>
          <table:table-cell table:formula="of:=[.C84]+([.B71]+[.C71])/1000*[.D$60]" office:value-type="float" office:value="0.0135436029904702" calcext:value-type="float">
            <text:p>0.01354360299047</text:p>
          </table:table-cell>
          <table:table-cell table:formula="of:=[.D84]/[.D$59]*1000" office:value-type="float" office:value="3.38590074761755" calcext:value-type="float">
            <text:p>3.38590074761755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8" calcext:value-type="float">
            <text:p>3.34294446998418</text:p>
          </table:table-cell>
          <table:table-cell table:formula="of:=([.E84]-[.H84])*1000" office:value-type="float" office:value="42.9562776333712" calcext:value-type="float">
            <text:p>42.95627763337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4" calcext:value-type="float">
            <text:p>0.018370302396023</text:p>
          </table:table-cell>
          <table:table-cell table:formula="of:=[.C85]+([.B72]+[.C72])/1000*[.D$60]" office:value-type="float" office:value="0.0183703023967551" calcext:value-type="float">
            <text:p>0.018370302396755</text:p>
          </table:table-cell>
          <table:table-cell table:formula="of:=[.D85]/[.D$59]*1000" office:value-type="float" office:value="4.59257559918879" calcext:value-type="float">
            <text:p>4.59257559918879</text:p>
          </table:table-cell>
          <table:table-cell table:formula="of:=[.B85]-[.E72]" office:value-type="float" office:value="0.0181121366226363" calcext:value-type="float">
            <text:p>0.018112136622636</text:p>
          </table:table-cell>
          <table:table-cell table:formula="of:=[.F85]+([.B72]+[.C72])/1000*[.D$60]" office:value-type="float" office:value="0.018112136623369" calcext:value-type="float">
            <text:p>0.018112136623369</text:p>
          </table:table-cell>
          <table:table-cell table:formula="of:=[.G85]/[.D$59]*1000" office:value-type="float" office:value="4.52803415584224" calcext:value-type="float">
            <text:p>4.52803415584224</text:p>
          </table:table-cell>
          <table:table-cell table:formula="of:=([.E85]-[.H85])*1000" office:value-type="float" office:value="64.541443346541" calcext:value-type="float">
            <text:p>64.54144334654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" calcext:value-type="float">
            <text:p>5.6162109253277</text:p>
          </table:table-cell>
          <table:table-cell table:formula="of:=[.B86]-[.E73]" office:value-type="float" office:value="0.0221200530600501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3" calcext:value-type="float">
            <text:p>5.53001326522623</text:p>
          </table:table-cell>
          <table:table-cell table:formula="of:=([.E86]-[.H86])*1000" office:value-type="float" office:value="86.1976601014689" calcext:value-type="float">
            <text:p>86.19766010146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8" calcext:value-type="float">
            <text:p>0.026023571796468</text:p>
          </table:table-cell>
          <table:table-cell table:formula="of:=[.C87]+([.B74]+[.C74])/1000*[.D$60]" office:value-type="float" office:value="0.0260235717974447" calcext:value-type="float">
            <text:p>0.026023571797445</text:p>
          </table:table-cell>
          <table:table-cell table:formula="of:=[.D87]/[.D$59]*1000" office:value-type="float" office:value="6.50589294936118" calcext:value-type="float">
            <text:p>6.50589294936118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5" calcext:value-type="float">
            <text:p>0.025591868340694</text:p>
          </table:table-cell>
          <table:table-cell table:formula="of:=[.G87]/[.D$59]*1000" office:value-type="float" office:value="6.39796708517337" calcext:value-type="float">
            <text:p>6.39796708517337</text:p>
          </table:table-cell>
          <table:table-cell table:formula="of:=([.E87]-[.H87])*1000" office:value-type="float" office:value="107.925864187814" calcext:value-type="float">
            <text:p>107.92586418781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7" calcext:value-type="float">
            <text:p>0.029173132681479</text:p>
          </table:table-cell>
          <table:table-cell table:formula="of:=[.C88]+([.B75]+[.C75])/1000*[.D$60]" office:value-type="float" office:value="0.0291731326825778" calcext:value-type="float">
            <text:p>0.029173132682578</text:p>
          </table:table-cell>
          <table:table-cell table:formula="of:=[.D88]/[.D$59]*1000" office:value-type="float" office:value="7.29328317064445" calcext:value-type="float">
            <text:p>7.29328317064445</text:p>
          </table:table-cell>
          <table:table-cell table:formula="of:=[.B88]-[.E75]" office:value-type="float" office:value="0.0286542265445605" calcext:value-type="float">
            <text:p>0.028654226544561</text:p>
          </table:table-cell>
          <table:table-cell table:formula="of:=[.F88]+([.B75]+[.C75])/1000*[.D$60]" office:value-type="float" office:value="0.0286542265456595" calcext:value-type="float">
            <text:p>0.02865422654566</text:p>
          </table:table-cell>
          <table:table-cell table:formula="of:=[.G88]/[.D$59]*1000" office:value-type="float" office:value="7.16355663641488" calcext:value-type="float">
            <text:p>7.16355663641488</text:p>
          </table:table-cell>
          <table:table-cell table:formula="of:=([.E88]-[.H88])*1000" office:value-type="float" office:value="129.726534229574" calcext:value-type="float">
            <text:p>129.7265342295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1" calcext:value-type="float">
            <text:p>0.031999999988024</text:p>
          </table:table-cell>
          <table:table-cell table:formula="of:=[.C89]+([.B76]+[.C76])/1000*[.D$60]" office:value-type="float" office:value="0.0319999999892452" calcext:value-type="float">
            <text:p>0.031999999989245</text:p>
          </table:table-cell>
          <table:table-cell table:formula="of:=[.D89]/[.D$59]*1000" office:value-type="float" office:value="7.9999999973113" calcext:value-type="float">
            <text:p>7.9999999973113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8</text:p>
          </table:table-cell>
          <table:table-cell table:formula="of:=[.G89]/[.D$59]*1000" office:value-type="float" office:value="7.84839984377685" calcext:value-type="float">
            <text:p>7.84839984377685</text:p>
          </table:table-cell>
          <table:table-cell table:formula="of:=([.E89]-[.H89])*1000" office:value-type="float" office:value="151.600153534451" calcext:value-type="float">
            <text:p>151.600153534451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16" calcext:value-type="float">
            <text:p>-7.16106782080216</text:p>
          </table:table-cell>
          <table:table-cell table:formula="of:=[.H80]*8.15/8" office:value-type="float" office:value="-7.2518614027403" calcext:value-type="float">
            <text:p>-7.2518614027403</text:p>
          </table:table-cell>
          <table:table-cell table:formula="of:=([.C108]-[.B108])*1000" office:value-type="float" office:value="-90.7935819381471" calcext:value-type="float">
            <text:p>-90.793581938147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29" calcext:value-type="float">
            <text:p>-2.63431434871929</text:p>
          </table:table-cell>
          <table:table-cell table:formula="of:=[.H81]*8.15/8" office:value-type="float" office:value="-2.66193403830388" calcext:value-type="float">
            <text:p>-2.66193403830388</text:p>
          </table:table-cell>
          <table:table-cell table:formula="of:=([.C109]-[.B109])*1000" office:value-type="float" office:value="-27.6196895845899" calcext:value-type="float">
            <text:p>-27.6196895845899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904" calcext:value-type="float">
            <text:p>0.022579648776591</text:p>
          </table:table-cell>
          <table:table-cell table:formula="of:=[.H82]*8.15/8" office:value-type="float" office:value="0.0230030171911515" calcext:value-type="float">
            <text:p>0.023003017191152</text:p>
          </table:table-cell>
          <table:table-cell table:formula="of:=([.C110]-[.B110])*1000" office:value-type="float" office:value="0.423368414561073" calcext:value-type="float">
            <text:p>0.42336841456107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2" calcext:value-type="float">
            <text:p>1.91395505931852</text:p>
          </table:table-cell>
          <table:table-cell table:formula="of:=[.H83]*8.15/8" office:value-type="float" office:value="1.92799663709371" calcext:value-type="float">
            <text:p>1.92799663709371</text:p>
          </table:table-cell>
          <table:table-cell table:formula="of:=([.C111]-[.B111])*1000" office:value-type="float" office:value="14.0415777751872" calcext:value-type="float">
            <text:p>14.041577775187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55" calcext:value-type="float">
            <text:p>3.38590074761755</text:p>
          </table:table-cell>
          <table:table-cell table:formula="of:=[.H84]*8.15/8" office:value-type="float" office:value="3.40562467879638" calcext:value-type="float">
            <text:p>3.40562467879638</text:p>
          </table:table-cell>
          <table:table-cell table:formula="of:=([.C112]-[.B112])*1000" office:value-type="float" office:value="19.7239311788322" calcext:value-type="float">
            <text:p>19.72393117883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9" calcext:value-type="float">
            <text:p>4.59257559918879</text:p>
          </table:table-cell>
          <table:table-cell table:formula="of:=[.H85]*8.15/8" office:value-type="float" office:value="4.61293479626429" calcext:value-type="float">
            <text:p>4.61293479626429</text:p>
          </table:table-cell>
          <table:table-cell table:formula="of:=([.C113]-[.B113])*1000" office:value-type="float" office:value="20.3591970755017" calcext:value-type="float">
            <text:p>20.35919707550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" calcext:value-type="float">
            <text:p>5.6162109253277</text:p>
          </table:table-cell>
          <table:table-cell table:formula="of:=[.H86]*8.15/8" office:value-type="float" office:value="5.63370101394922" calcext:value-type="float">
            <text:p>5.63370101394922</text:p>
          </table:table-cell>
          <table:table-cell table:formula="of:=([.C114]-[.B114])*1000" office:value-type="float" office:value="17.490088621523" calcext:value-type="float">
            <text:p>17.4900886215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8" calcext:value-type="float">
            <text:p>6.50589294936118</text:p>
          </table:table-cell>
          <table:table-cell table:formula="of:=[.H87]*8.15/8" office:value-type="float" office:value="6.51792896802037" calcext:value-type="float">
            <text:p>6.51792896802037</text:p>
          </table:table-cell>
          <table:table-cell table:formula="of:=([.C115]-[.B115])*1000" office:value-type="float" office:value="12.0360186591872" calcext:value-type="float">
            <text:p>12.0360186591872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45" calcext:value-type="float">
            <text:p>7.29328317064445</text:p>
          </table:table-cell>
          <table:table-cell table:formula="of:=[.H88]*8.15/8" office:value-type="float" office:value="7.29787332334765" calcext:value-type="float">
            <text:p>7.29787332334765</text:p>
          </table:table-cell>
          <table:table-cell table:formula="of:=([.C116]-[.B116])*1000" office:value-type="float" office:value="4.59015270320506" calcext:value-type="float">
            <text:p>4.5901527032050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" calcext:value-type="float">
            <text:p>7.9999999973113</text:p>
          </table:table-cell>
          <table:table-cell table:formula="of:=[.H89]*8.15/8" office:value-type="float" office:value="7.99555734084767" calcext:value-type="float">
            <text:p>7.99555734084767</text:p>
          </table:table-cell>
          <table:table-cell table:formula="of:=([.C117]-[.B117])*1000" office:value-type="float" office:value="-4.44265646363462" calcext:value-type="float">
            <text:p>-4.44265646363462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44" table:formula="of:=[.$B$19]*(EXP([.C46]/0.026) - 1)*1000" office:value-type="float" office:value="0.000999999999999998" calcext:value-type="float">
            <text:p>0.001</text:p>
          </table:table-cell>
          <table:table-cell table:style-name="ce44" table:formula="of:=[.$B$19]*(EXP([.D46]/0.026) - 1)*1000" office:value-type="float" office:value="0.00121437670572852" calcext:value-type="float">
            <text:p>0.001214376705729</text:p>
          </table:table-cell>
          <table:table-cell table:style-name="ce44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2" calcext:value-type="float">
            <text:p>38.2989752593712</text:p>
          </table:table-cell>
          <table:table-cell table:formula="of:=[.E50]/([.E49]+[.E47]+[.$D39])" office:value-type="float" office:value="31.5493811032671" calcext:value-type="float">
            <text:p>31.5493811032671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8]/0.026) - 1)*1000" office:value-type="float" office:value="0.00504430795501927" calcext:value-type="float">
            <text:p>0.005044307955019</text:p>
          </table:table-cell>
          <table:table-cell table:formula="of:=[.F78]*[.D$73]" office:value-type="float" office:value="0.504430795501927" calcext:value-type="float">
            <text:p>0.504430795501927</text:p>
          </table:table-cell>
          <table:table-cell table:formula="of:=([.G78]+[.F78]+[.C78])*[.D$69]/1000" office:value-type="float" office:value="19.5315238701929" calcext:value-type="float">
            <text:p>19.5315238701929</text:p>
          </table:table-cell>
          <table:table-cell table:formula="of:=5.1-[.H78]" office:value-type="float" office:value="-14.4315238701929" calcext:value-type="float">
            <text:p>-14.4315238701929</text:p>
          </table:table-cell>
          <table:table-cell table:formula="of:=[.D78]-[.I78]" office:value-type="float" office:value="14.8328019220735" calcext:value-type="float">
            <text:p>14.8328019220735</text:p>
          </table:table-cell>
          <table:table-cell table:formula="of:=[.D78]-[.D$87]" office:value-type="float" office:value="0.000229386450257663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9]/0.026) - 1)*1000" office:value-type="float" office:value="0.00503938474221547" calcext:value-type="float">
            <text:p>0.005039384742215</text:p>
          </table:table-cell>
          <table:table-cell table:formula="of:=[.F79]*[.D$73]" office:value-type="float" office:value="0.503938474221547" calcext:value-type="float">
            <text:p>0.503938474221547</text:p>
          </table:table-cell>
          <table:table-cell table:formula="of:=([.G79]+[.F79]+[.C79])*[.D$69]/1000" office:value-type="float" office:value="19.5316294032803" calcext:value-type="float">
            <text:p>19.5316294032803</text:p>
          </table:table-cell>
          <table:table-cell table:formula="of:=5.1-[.H79]" office:value-type="float" office:value="-14.4316294032803" calcext:value-type="float">
            <text:p>-14.4316294032803</text:p>
          </table:table-cell>
          <table:table-cell table:formula="of:=[.D79]-[.I79]" office:value-type="float" office:value="14.8328820669382" calcext:value-type="float">
            <text:p>14.8328820669382</text:p>
          </table:table-cell>
          <table:table-cell table:formula="of:=[.D79]-[.D$87]" office:value-type="float" office:value="0.000203998227604585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0]/0.026) - 1)*1000" office:value-type="float" office:value="0.005034461555931" calcext:value-type="float">
            <text:p>0.005034461555931</text:p>
          </table:table-cell>
          <table:table-cell table:formula="of:=[.F80]*[.D$73]" office:value-type="float" office:value="0.5034461555931" calcext:value-type="float">
            <text:p>0.5034461555931</text:p>
          </table:table-cell>
          <table:table-cell table:formula="of:=([.G80]+[.F80]+[.C80])*[.D$69]/1000" office:value-type="float" office:value="19.5317350389496" calcext:value-type="float">
            <text:p>19.5317350389496</text:p>
          </table:table-cell>
          <table:table-cell table:formula="of:=5.1-[.H80]" office:value-type="float" office:value="-14.4317350389496" calcext:value-type="float">
            <text:p>-14.4317350389496</text:p>
          </table:table-cell>
          <table:table-cell table:formula="of:=[.D80]-[.I80]" office:value-type="float" office:value="14.8329622897068" calcext:value-type="float">
            <text:p>14.8329622897068</text:p>
          </table:table-cell>
          <table:table-cell table:formula="of:=[.D80]-[.D$87]" office:value-type="float" office:value="0.000178585326834513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1]/0.026) - 1)*1000" office:value-type="float" office:value="0.00502953814254362" calcext:value-type="float">
            <text:p>0.005029538142544</text:p>
          </table:table-cell>
          <table:table-cell table:formula="of:=[.F81]*[.D$73]" office:value-type="float" office:value="0.502953814254362" calcext:value-type="float">
            <text:p>0.502953814254362</text:p>
          </table:table-cell>
          <table:table-cell table:formula="of:=([.G81]+[.F81]+[.C81])*[.D$69]/1000" office:value-type="float" office:value="19.5318397961403" calcext:value-type="float">
            <text:p>19.5318397961403</text:p>
          </table:table-cell>
          <table:table-cell table:formula="of:=5.1-[.H81]" office:value-type="float" office:value="-14.4318397961403" calcext:value-type="float">
            <text:p>-14.4318397961403</text:p>
          </table:table-cell>
          <table:table-cell table:formula="of:=[.D81]-[.I81]" office:value-type="float" office:value="14.8330416079594" calcext:value-type="float">
            <text:p>14.8330416079594</text:p>
          </table:table-cell>
          <table:table-cell table:formula="of:=[.D81]-[.D$87]" office:value-type="float" office:value="0.000153146388702508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2]/0.026) - 1)*1000" office:value-type="float" office:value="0.00502461511682323" calcext:value-type="float">
            <text:p>0.005024615116823</text:p>
          </table:table-cell>
          <table:table-cell table:formula="of:=[.F82]*[.D$73]" office:value-type="float" office:value="0.502461511682323" calcext:value-type="float">
            <text:p>0.502461511682323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6" calcext:value-type="float">
            <text:p>14.8331224028756</text:p>
          </table:table-cell>
          <table:table-cell table:formula="of:=[.D82]-[.D$87]" office:value-type="float" office:value="0.00012768454220069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3]/0.026) - 1)*1000" office:value-type="float" office:value="0.00501969208237633" calcext:value-type="float">
            <text:p>0.005019692082376</text:p>
          </table:table-cell>
          <table:table-cell table:formula="of:=[.F83]*[.D$73]" office:value-type="float" office:value="0.501969208237633" calcext:value-type="float">
            <text:p>0.501969208237633</text:p>
          </table:table-cell>
          <table:table-cell table:formula="of:=([.G83]+[.F83]+[.C83])*[.D$69]/1000" office:value-type="float" office:value="19.53205227591" calcext:value-type="float">
            <text:p>19.53205227591</text:p>
          </table:table-cell>
          <table:table-cell table:formula="of:=5.1-[.H83]" office:value-type="float" office:value="-14.43205227591" calcext:value-type="float">
            <text:p>-14.43205227591</text:p>
          </table:table-cell>
          <table:table-cell table:formula="of:=[.D83]-[.I83]" office:value-type="float" office:value="14.8332031390316" calcext:value-type="float">
            <text:p>14.8332031390316</text:p>
          </table:table-cell>
          <table:table-cell table:formula="of:=[.D83]-[.D$87]" office:value-type="float" office:value="0.000102197691222605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4]/0.026) - 1)*1000" office:value-type="float" office:value="0.00501476904634003" calcext:value-type="float">
            <text:p>0.00501476904634</text:p>
          </table:table-cell>
          <table:table-cell table:formula="of:=[.F84]*[.D$73]" office:value-type="float" office:value="0.501476904634003" calcext:value-type="float">
            <text:p>0.501476904634003</text:p>
          </table:table-cell>
          <table:table-cell table:formula="of:=([.G84]+[.F84]+[.C84])*[.D$69]/1000" office:value-type="float" office:value="19.5321584927688" calcext:value-type="float">
            <text:p>19.5321584927688</text:p>
          </table:table-cell>
          <table:table-cell table:formula="of:=5.1-[.H84]" office:value-type="float" office:value="-14.4321584927688" calcext:value-type="float">
            <text:p>-14.4321584927688</text:p>
          </table:table-cell>
          <table:table-cell table:formula="of:=[.D84]-[.I84]" office:value-type="float" office:value="14.8332838440228" calcext:value-type="float">
            <text:p>14.8332838440228</text:p>
          </table:table-cell>
          <table:table-cell table:formula="of:=[.D84]-[.D$87]" office:value-type="float" office:value="0.0000766858236573853" calcext:value-type="float">
            <text:p>7.66858236573853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5]/0.026) - 1)*1000" office:value-type="float" office:value="0.00500984601584415" calcext:value-type="float">
            <text:p>0.005009846015844</text:p>
          </table:table-cell>
          <table:table-cell table:formula="of:=[.F85]*[.D$73]" office:value-type="float" office:value="0.500984601584415" calcext:value-type="float">
            <text:p>0.500984601584415</text:p>
          </table:table-cell>
          <table:table-cell table:formula="of:=([.G85]+[.F85]+[.C85])*[.D$69]/1000" office:value-type="float" office:value="19.532264731059" calcext:value-type="float">
            <text:p>19.532264731059</text:p>
          </table:table-cell>
          <table:table-cell table:formula="of:=5.1-[.H85]" office:value-type="float" office:value="-14.432264731059" calcext:value-type="float">
            <text:p>-14.432264731059</text:p>
          </table:table-cell>
          <table:table-cell table:formula="of:=[.D85]-[.I85]" office:value-type="float" office:value="14.8333645454167" calcext:value-type="float">
            <text:p>14.8333645454167</text:p>
          </table:table-cell>
          <table:table-cell table:formula="of:=[.D85]-[.D$87]" office:value-type="float" office:value="0.0000511489273572474" calcext:value-type="float">
            <text:p>5.11489273572474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6]/0.026) - 1)*1000" office:value-type="float" office:value="0.00500492296110403" calcext:value-type="float">
            <text:p>0.005004922961104</text:p>
          </table:table-cell>
          <table:table-cell table:formula="of:=[.F86]*[.D$73]" office:value-type="float" office:value="0.500492296110403" calcext:value-type="float">
            <text:p>0.500492296110403</text:p>
          </table:table-cell>
          <table:table-cell table:formula="of:=([.G86]+[.F86]+[.C86])*[.D$69]/1000" office:value-type="float" office:value="19.5323708755678" calcext:value-type="float">
            <text:p>19.5323708755678</text:p>
          </table:table-cell>
          <table:table-cell table:formula="of:=5.1-[.H86]" office:value-type="float" office:value="-14.4323708755678" calcext:value-type="float">
            <text:p>-14.4323708755678</text:p>
          </table:table-cell>
          <table:table-cell table:formula="of:=[.D86]-[.I86]" office:value-type="float" office:value="14.8334451277965" calcext:value-type="float">
            <text:p>14.8334451277965</text:p>
          </table:table-cell>
          <table:table-cell table:formula="of:=[.D86]-[.D$87]" office:value-type="float" office:value="0.0000255867984083058" calcext:value-type="float">
            <text:p>2.55867984083058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7]/0.026) - 1)*1000" office:value-type="float" office:value="0.00499999999999999" calcext:value-type="float">
            <text:p>0.005</text:p>
          </table:table-cell>
          <table:table-cell table:formula="of:=[.F87]*[.D$73]" office:value-type="float" office:value="0.499999999999999" calcext:value-type="float">
            <text:p>0.499999999999999</text:p>
          </table:table-cell>
          <table:table-cell table:formula="of:=([.G87]+[.F87]+[.C87])*[.D$69]/1000" office:value-type="float" office:value="19.5324773822793" calcext:value-type="float">
            <text:p>19.5324773822793</text:p>
          </table:table-cell>
          <table:table-cell table:formula="of:=5.1-[.H87]" office:value-type="float" office:value="-14.4324773822793" calcext:value-type="float">
            <text:p>-14.4324773822793</text:p>
          </table:table-cell>
          <table:table-cell table:formula="of:=[.D87]-[.I87]" office:value-type="float" office:value="14.8335260477096" calcext:value-type="float">
            <text:p>14.8335260477096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3" calcext:value-type="float">
            <text:p>-0.060096552068154</text:p>
          </table:table-cell>
          <table:table-cell table:formula="of:=[.C91]+([.B78]+[.C78])/1000*[.D$71]" office:value-type="float" office:value="-0.0415715520681543" calcext:value-type="float">
            <text:p>-0.041571552068154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171" calcext:value-type="float">
            <text:p>-25.42547015371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7" calcext:value-type="float">
            <text:p>-0.042049363150904</text:p>
          </table:table-cell>
          <table:table-cell table:formula="of:=[.C92]+([.B79]+[.C79])/1000*[.D$71]" office:value-type="float" office:value="-0.00499936315090369" calcext:value-type="float">
            <text:p>-0.004999363150904</text:p>
          </table:table-cell>
          <table:table-cell table:formula="of:=[.D92]/[.D$70]*1000" office:value-type="float" office:value="-1.24984078772592" calcext:value-type="float">
            <text:p>-1.24984078772592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4477" calcext:value-type="float">
            <text:p>-19.078414490447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07" calcext:value-type="float">
            <text:p>-0.031481866105981</text:p>
          </table:table-cell>
          <table:table-cell table:formula="of:=[.C93]+([.B80]+[.C80])/1000*[.D$71]" office:value-type="float" office:value="0.0240931338940192" calcext:value-type="float">
            <text:p>0.024093133894019</text:p>
          </table:table-cell>
          <table:table-cell table:formula="of:=[.D93]/[.D$70]*1000" office:value-type="float" office:value="6.02328347350481" calcext:value-type="float">
            <text:p>6.02328347350481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299" calcext:value-type="float">
            <text:p>-12.72518929792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2" calcext:value-type="float">
            <text:p>-0.023976697617433</text:p>
          </table:table-cell>
          <table:table-cell table:formula="of:=[.C94]+([.B81]+[.C81])/1000*[.D$71]" office:value-type="float" office:value="0.0501233023825668" calcext:value-type="float">
            <text:p>0.050123302382567</text:p>
          </table:table-cell>
          <table:table-cell table:formula="of:=[.D94]/[.D$70]*1000" office:value-type="float" office:value="12.5308255956417" calcext:value-type="float">
            <text:p>12.5308255956417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2856" calcext:value-type="float">
            <text:p>-6.3654547649285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8" calcext:value-type="float">
            <text:p>-0.018149506036761</text:p>
          </table:table-cell>
          <table:table-cell table:formula="of:=[.C95]+([.B82]+[.C82])/1000*[.D$71]" office:value-type="float" office:value="0.0744754939632392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52814558025" calcext:value-type="float">
            <text:p>6.86052814558025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6" calcext:value-type="float">
            <text:p>-0.013383660442473</text:p>
          </table:table-cell>
          <table:table-cell table:formula="of:=[.C96]+([.B83]+[.C83])/1000*[.D$71]" office:value-type="float" office:value="0.0977663395575274" calcext:value-type="float">
            <text:p>0.097766339557528</text:p>
          </table:table-cell>
          <table:table-cell table:formula="of:=[.D96]/[.D$70]*1000" office:value-type="float" office:value="24.4415848893819" calcext:value-type="float">
            <text:p>24.4415848893819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4546" calcext:value-type="float">
            <text:p>6.3717196050454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53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6" calcext:value-type="float">
            <text:p>30.0811919656266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349" calcext:value-type="float">
            <text:p>12.74968649634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695" calcext:value-type="float">
            <text:p>-0.005852879961527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3" calcext:value-type="float">
            <text:p>35.5867800096183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3908" calcext:value-type="float">
            <text:p>19.133910571390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1" calcext:value-type="float">
            <text:p>-0.002764959627734</text:p>
          </table:table-cell>
          <table:table-cell table:formula="of:=[.C99]+([.B86]+[.C86])/1000*[.D$71]" office:value-type="float" office:value="0.163960040372266" calcext:value-type="float">
            <text:p>0.163960040372266</text:p>
          </table:table-cell>
          <table:table-cell table:formula="of:=[.D99]/[.D$70]*1000" office:value-type="float" office:value="40.9900100930665" calcext:value-type="float">
            <text:p>40.9900100930665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6243" calcext:value-type="float">
            <text:p>25.52444280862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8221" calcext:value-type="float">
            <text:p>-16.044380033822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2" calcext:value-type="float">
            <text:p>-1.24984078772592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057" calcext:value-type="float">
            <text:p>14.1553649975057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81" calcext:value-type="float">
            <text:p>6.02328347350481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1413" calcext:value-type="float">
            <text:p>36.86922394914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7" calcext:value-type="float">
            <text:p>12.5308255956417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5551" calcext:value-type="float">
            <text:p>56.514218966555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686" calcext:value-type="float">
            <text:p>74.47548707526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9" calcext:value-type="float">
            <text:p>24.4415848893819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605" calcext:value-type="float">
            <text:p>91.3691330740605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6" calcext:value-type="float">
            <text:p>30.0811919656266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174" calcext:value-type="float">
            <text:p>107.52408262017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3" calcext:value-type="float">
            <text:p>35.5867800096183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796" calcext:value-type="float">
            <text:p>123.136673824796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5" calcext:value-type="float">
            <text:p>40.9900100930665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41" calcext:value-type="float">
            <text:p>138.3334997924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08:12:28.905550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08T14:06:23.720745540</dc:date>
    <meta:editing-duration>PT5H36M21S</meta:editing-duration>
    <meta:editing-cycles>16</meta:editing-cycles>
    <meta:generator>LibreOffice/5.4.6.2$Linux_X86_64 LibreOffice_project/40m0$Build-2</meta:generator>
    <meta:document-statistic meta:table-count="9" meta:cell-count="498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6">
                <text:p>230.504435442956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1">
                <text:p>993.80460606446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9">
                <text:p>313.551121979869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2">
                <text:p>365.698261113132</text:p>
              </table:table-cell>
              <table:table-cell office:value-type="float" office:value="1245.32500956289">
                <text:p>1245.3250095628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3">
                <text:p>426.518066070783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5">
                <text:p>1539.1170963880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2">
                <text:p>580.185009201232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7">
                <text:p>676.676414189977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3">
                <text:p>789.215443733053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5">
                <text:p>920.471001385825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7">
                <text:p>1073.55585989837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1">
                <text:p>2898.9460648974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69">
                <text:p>3132.7239622276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3">
                <text:p>1986.4735645993</text:p>
              </table:table-cell>
              <table:table-cell office:value-type="float" office:value="3375.46032340384">
                <text:p>3375.460323403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6">
                <text:p>2702.16498137336</text:p>
              </table:table-cell>
              <table:table-cell office:value-type="float" office:value="3886.39083657856">
                <text:p>3886.3908365785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2">
                <text:p>3675.70740234792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2">
                <text:p>4287.01959547352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302">
                <text:p>5831.55720261302</text:p>
              </table:table-cell>
              <table:table-cell office:value-type="float" office:value="5295.48016261971">
                <text:p>5295.4801626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2">
                <text:p>-1.24984078772592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81">
                <text:p>6.02328347350481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7">
                <text:p>12.5308255956417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9">
                <text:p>24.4415848893819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6">
                <text:p>30.0811919656266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3">
                <text:p>35.5867800096183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5">
                <text:p>40.9900100930665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171">
                <text:p>-25.4254701537171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4477">
                <text:p>-19.078414490447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299">
                <text:p>-12.72518929792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2856">
                <text:p>-6.3654547649285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52814558025">
                <text:p>0.000006860528145580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4546">
                <text:p>6.3717196050454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349">
                <text:p>12.7496864963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3908">
                <text:p>19.133910571390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6243">
                <text:p>25.5244428086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16">
                <text:p>-7.16106782080216</text:p>
                <draw:g>
                  <svg:desc>discreteAmp3.E80:discreteAmp3.E89</svg:desc>
                </draw:g>
              </table:table-cell>
              <table:table-cell office:value-type="float" office:value="-7.11839156097208">
                <text:p>-7.11839156097208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29">
                <text:p>-2.63431434871929</text:p>
              </table:table-cell>
              <table:table-cell office:value-type="float" office:value="-2.61294138729215">
                <text:p>-2.6129413872921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904">
                <text:p>0.0225796487765904</text:p>
              </table:table-cell>
              <table:table-cell office:value-type="float" office:value="0.0225796487765904">
                <text:p>0.02257964877659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2">
                <text:p>1.91395505931852</text:p>
              </table:table-cell>
              <table:table-cell office:value-type="float" office:value="1.892512036411">
                <text:p>1.89251203641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55">
                <text:p>3.38590074761755</text:p>
              </table:table-cell>
              <table:table-cell office:value-type="float" office:value="3.34294446998418">
                <text:p>3.342944469984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9">
                <text:p>4.59257559918879</text:p>
              </table:table-cell>
              <table:table-cell office:value-type="float" office:value="4.52803415584224">
                <text:p>4.52803415584224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">
                <text:p>5.6162109253277</text:p>
              </table:table-cell>
              <table:table-cell office:value-type="float" office:value="5.53001326522623">
                <text:p>5.530013265226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8">
                <text:p>6.50589294936118</text:p>
              </table:table-cell>
              <table:table-cell office:value-type="float" office:value="6.39796708517337">
                <text:p>6.3979670851733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45">
                <text:p>7.29328317064445</text:p>
              </table:table-cell>
              <table:table-cell office:value-type="float" office:value="7.16355663641488">
                <text:p>7.163556636414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">
                <text:p>7.9999999973113</text:p>
              </table:table-cell>
              <table:table-cell office:value-type="float" office:value="7.84839984377685">
                <text:p>7.848399843776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300794">
                <text:p>-42.6762598300794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1383">
                <text:p>-21.372961427138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191">
                <text:p>21.443022907519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3712">
                <text:p>42.95627763337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41">
                <text:p>64.5414433465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689">
                <text:p>86.19766010146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814">
                <text:p>107.92586418781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74">
                <text:p>129.7265342295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451">
                <text:p>151.60015353445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6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2:discreteAmp.J114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2:discreteAmp.D114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79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2">
                <text:p>-8.91234078772592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19">
                <text:p>-5.47046652649519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">
                <text:p>-2.7941744043583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">
                <text:p>-0.5373765091902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6">
                <text:p>1.45408488938186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62">
                <text:p>3.26244196562662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26">
                <text:p>4.93678000961826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48">
                <text:p>6.50876009306648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79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171">
                <text:p>-25.4254701537171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4477">
                <text:p>-19.078414490447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299">
                <text:p>-12.725189297929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2811">
                <text:p>-6.3654547649281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5260361565">
                <text:p>0.00000686052603615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4723">
                <text:p>6.371719605047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3521">
                <text:p>12.74968649635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3864">
                <text:p>19.133910571386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6216">
                <text:p>25.52444280862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6:discreteAmp.Q159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